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9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cc9900"/>
    </style:style>
    <style:style style:name="T26" style:family="text">
      <style:text-properties fo:color="#996633"/>
    </style:style>
    <style:style style:name="T27"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1.79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5">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4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0">00/00/0000</text:date>, <text:time style:data-style-name="N2" text:time-value="15:07:36.4990475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4-20T18:03:50.037996382</dc:date>
    <meta:editing-duration>P91DT6H19M54S</meta:editing-duration>
    <meta:editing-cycles>3994</meta:editing-cycles>
    <meta:generator>LibreOffice/6.4.6.2$Linux_X86_64 LibreOffice_project/40$Build-2</meta:generator>
    <meta:document-statistic meta:table-count="3" meta:cell-count="660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